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automatic-styles>
    <style:style style:name="Table1" style:family="table">
      <style:table-properties style:width="4.125in" table:align="left"/>
    </style:style>
    <style:style style:name="Table1.A" style:family="table-column">
      <style:table-column-properties style:column-width="0.9243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Ubuntu Light" fo:font-size="12pt" style:font-size-asian="12pt" style:font-size-complex="12pt"/>
    </style:style>
    <style:style style:name="P2" style:family="paragraph" style:parent-style-name="Preformatted_20_Text" style:list-style-name="L1">
      <style:text-properties style:font-name="Ubuntu Light" fo:font-size="12pt" style:font-size-asian="12pt" style:font-size-complex="12pt"/>
    </style:style>
    <style:style style:name="P3" style:family="paragraph" style:parent-style-name="Preformatted_20_Text" style:list-style-name="L1">
      <style:text-properties style:font-name="Ubuntu Light" fo:font-size="12pt" officeooo:paragraph-rsid="001a8bad" style:font-size-asian="12pt" style:font-size-complex="12pt"/>
    </style:style>
    <style:style style:name="P4" style:family="paragraph" style:parent-style-name="Preformatted_20_Text" style:list-style-name="L2">
      <style:text-properties style:font-name="Ubuntu Light" fo:font-size="12pt" style:font-size-asian="12pt" style:font-size-complex="12pt"/>
    </style:style>
    <style:style style:name="P5" style:family="paragraph" style:parent-style-name="Preformatted_20_Text">
      <style:text-properties style:font-name="Ubuntu Light" fo:font-size="12pt" officeooo:paragraph-rsid="001d8ad7" style:font-size-asian="12pt" style:font-size-complex="12pt"/>
    </style:style>
    <style:style style:name="P6" style:family="paragraph" style:parent-style-name="Preformatted_20_Text"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Ubuntu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Ubuntu Light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Ubuntu Light" fo:font-size="14pt" style:font-size-asian="14pt" style:font-size-complex="14pt"/>
    </style:style>
    <style:style style:name="P11" style:family="paragraph" style:parent-style-name="Table_20_Contents">
      <style:text-properties style:font-name="Ubuntu Light" fo:font-size="12pt" style:font-name-asian="Noto Sans Mono CJK SC" style:font-size-asian="12pt" style:font-name-complex="Liberation Mono" style:font-size-complex="12pt"/>
    </style:style>
    <style:style style:name="P12" style:family="paragraph" style:parent-style-name="Table_20_Contents">
      <style:text-properties style:font-name="Ubuntu Light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583in" fo:text-indent="-0.25in" fo:margin-left="0.658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583in" fo:text-indent="-0.25in" fo:margin-left="1.158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urnConveyor</text:p>
      <text:p text:style-name="P1">A simple turning mechanism for Intralogistics</text:p>
      <text:p text:style-name="P1"/>
      <text:p text:style-name="P8">Here, the conveyor based turning will be developed in steps. A MVP product which can turn based on dynamics will be developed as an initial step. This will be broken into following steps. </text:p>
      <text:p text:style-name="P8"/>
      <text:p text:style-name="P10"><text:span text:style-name="T1">Step 1 - Interface defenition and model building:</text:span></text:p>
      <text:p text:style-name="P6">Components:</text:p>
      <text:list xml:id="list4242182087" text:style-name="L1">
        <text:list-item>
          <text:p text:style-name="P2">3 Conveyors</text:p>
          <text:list>
            <text:list-item>
              <text:p text:style-name="P3">Turn Process <text:s text:c="7"/>= 2</text:p>
            </text:list-item>
            <text:list-item>
              <text:p text:style-name="P3">Transfer Process <text:s text:c="3"/>= 1</text:p>
            </text:list-item>
          </text:list>
        </text:list-item>
        <text:list-item>
          <text:p text:style-name="P2">Ultrasonic Sensors</text:p>
          <text:list>
            <text:list-item>
              <text:p text:style-name="P2">Start Turn Conveyor</text:p>
            </text:list-item>
            <text:list-item>
              <text:p text:style-name="P2">Start the Turn Process</text:p>
            </text:list-item>
            <text:list-item>
              <text:p text:style-name="P2">Stop the Turn Process and Start the Transfer</text:p>
            </text:list-item>
          </text:list>
        </text:list-item>
        <text:list-item>
          <text:p text:style-name="P2">Test Package</text:p>
          <text:list>
            <text:list-item>
              <text:p text:style-name="P2">250 X 125 X 100 (mm)</text:p>
            </text:list-item>
          </text:list>
        </text:list-item>
        <text:list-item>
          <text:p text:style-name="P2">Mechanism to detect the Package turned angle</text:p>
          <text:list>
            <text:list-item>
              <text:p text:style-name="P2">Here a conveyor dynamics based turn is detected. </text:p>
            </text:list-item>
          </text:list>
        </text:list-item>
      </text:list>
      <text:p text:style-name="P1"/>
      <text:p text:style-name="P6">Interface: User &lt;-&gt; VREP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63594562528">
          <table:table-cell table:style-name="Table1.A1" office:value-type="string">
            <text:p text:style-name="P12">DataType</text:p>
          </table:table-cell>
          <table:table-cell table:style-name="Table1.A1" office:value-type="string">
            <text:p text:style-name="P12">Variable</text:p>
          </table:table-cell>
          <table:table-cell table:style-name="Table1.C1" office:value-type="string">
            <text:p text:style-name="P12">Init Value</text:p>
          </table:table-cell>
        </table:table-row>
        <table:table-row table:style-name="TableLine94263594562528">
          <table:table-cell table:style-name="Table1.A2" office:value-type="string">
            <text:p text:style-name="P11">BOOL</text:p>
          </table:table-cell>
          <table:table-cell table:style-name="Table1.A2" office:value-type="string">
            <text:p text:style-name="P11">bStartTurnConveyor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>BOOL</text:p>
          </table:table-cell>
          <table:table-cell table:style-name="Table1.A2" office:value-type="string">
            <text:p text:style-name="P11">bStartTurnProcess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>BOOL</text:p>
          </table:table-cell>
          <table:table-cell table:style-name="Table1.A2" office:value-type="string">
            <text:p text:style-name="P11">bStopTurnProcess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>REAL </text:p>
          </table:table-cell>
          <table:table-cell table:style-name="Table1.A2" office:value-type="string">
            <text:p text:style-name="P11">rTurnSpeed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>REAL</text:p>
          </table:table-cell>
          <table:table-cell table:style-name="Table1.A2" office:value-type="string">
            <text:p text:style-name="P11">rTransferSpeed</text:p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Line9426359456252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1"/>
      <text:p text:style-name="P1"/>
      <text:p text:style-name="P6">Tasks</text:p>
      <text:list xml:id="list1132181940" text:style-name="L2">
        <text:list-item>
          <text:p text:style-name="P4">Concept Validation with V-REP</text:p>
          <text:list>
            <text:list-item>
              <text:p text:style-name="P4">Simple Simulation</text:p>
            </text:list-item>
            <text:list-item>
              <text:p text:style-name="P4">Turn Process</text:p>
            </text:list-item>
            <text:list-item>
              <text:p text:style-name="P4">Turn Quality</text:p>
            </text:list-item>
          </text:list>
        </text:list-item>
        <text:list-item>
          <text:p text:style-name="P4">ROS Interface Defenition</text:p>
        </text:list-item>
        <text:list-item>
          <text:p text:style-name="P4">Control Logic from an external controller. </text:p>
        </text:list-item>
      </text:list>
      <text:p text:style-name="P1"/>
      <text:p text:style-name="P1"/>
      <text:p text:style-name="P9">Concept Validation:</text:p>
      <text:p text:style-name="P7">Simple Simulation:</text:p>
      <text:p text:style-name="P1"><text:s/><text:tab/>Here a simple model was built in Coppelia Sim Software. This model can turn a package.However, the orientation of the package cannot be determined. To determine the orientation of the package, the following ideas can be implemented. </text:p>
      <text:p text:style-name="P1">Idea 1 - Simple orienation detection from dynamics data</text:p>
      <text:p text:style-name="P1"><text:soft-page-break/>Idea 2 - Orientation detection using camera. </text:p>
      <text:p text:style-name="P1"/>
      <text:p text:style-name="P1"/>
      <text:p text:style-name="P6"><text:s/>Idea 1 :</text:p>
      <text:p text:style-name="P1"><text:tab/>We have the following data available for every turn process. </text:p>
      <text:p text:style-name="P1"><text:tab/><text:tab/>Package data =&gt; 250 X 125 X 100 mm. </text:p>
      <text:p text:style-name="P5">Here, since both conveyors are moved with same speed in opposite direction, for a package of “x mm “ to be turned, it would require the package to travel “x/2” mm on the conveyor. </text:p>
      <text:p text:style-name="P5"/>
      <text:p text:style-name="P5">Hence, by tracking the conveyor distance, we can assume at a distance of “x/2” mm after synchronization, the package should be turned. </text:p>
      <text:p text:style-name="P5"/>
      <text:p text:style-name="P5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4:05:50.501741130</dc:date>
    <meta:editing-duration>PT18M20S</meta:editing-duration>
    <meta:editing-cycles>3</meta:editing-cycles>
    <meta:generator>LibreOffice/7.2.1.2$Linux_X86_64 LibreOffice_project/2c9f9a7aa7c967a1b7ec3448959cff87b32f6580</meta:generator>
    <meta:document-statistic meta:table-count="1" meta:image-count="0" meta:object-count="0" meta:page-count="2" meta:paragraph-count="48" meta:word-count="290" meta:character-count="1707" meta:non-whitespace-character-count="1447"/>
  </office:meta>
</office:document-meta>
</file>